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e8bc6" style:font-size-asian="22pt" style:font-weight-asian="bold" style:font-size-complex="22pt" style:font-weight-complex="bold"/>
    </style:style>
    <style:style style:name="T5" style:family="text">
      <style:text-properties officeooo:rsid="006703d0"/>
    </style:style>
    <style:style style:name="T6" style:family="text">
      <style:text-properties officeooo:rsid="01bafcc1"/>
    </style:style>
    <style:style style:name="T7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4</text:span></text:p>
      <text:p text:style-name="P8"/>
      <text:p text:style-name="P9">«Розроблення модулів Linux Kernel (частина 1)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5">(-ла)</text:span>: </text:p>
      <text:p text:style-name="P13"><text:span text:style-name="T6">Каплунов</text:span><text:span text:style-name="T7"> </text:span><text:span text:style-name="T6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1</meta:editing-cycles>
    <meta:creation-date>2023-09-08T15:48:00</meta:creation-date>
    <dc:date>2025-11-04T16:29:05.145754345</dc:date>
    <meta:editing-duration>P3DT2H6M32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26" meta:non-whitespace-character-count="297"/>
    <meta:user-defined meta:name="AppVersion">16.0000</meta:user-defined>
    <meta:template xlink:type="simple" xlink:actuate="onRequest" xlink:title="Normal.dotm" xlink:href=""/>
  </office:meta>
</office:document-meta>
</file>